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rif" svg:font-family="Serif" style:font-family-generic="roman"/>
    <style:font-face style:name="Serif1" svg:font-family="Serif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14.454cm" fo:min-width="8.623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draw:fill="none" fo:min-height="1.534cm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draw:fill="none" fo:min-height="10.691cm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10.691cm"/>
      <style:paragraph-properties style:writing-mode="lr-tb"/>
    </style:style>
    <style:style style:name="gr6" style:family="graphic" style:parent-style-name="objectwithoutfill">
      <style:graphic-properties draw:stroke="dash" draw:stroke-dash="Dash_20__28_Rounded_29_" svg:stroke-width="0.081cm" svg:stroke-color="#666666" draw:marker-start-width="0.321cm" draw:marker-end="Extrémités_20_de_20_flèche_20_4" draw:marker-end-width="0.421cm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solid" draw:stroke-dash="Dash_20_Dot_20_1" svg:stroke-width="0.053cm" svg:stroke-color="#000000" draw:marker-start-width="0.279cm" draw:marker-end="Extrémités_20_de_20_flèche_20_4" draw:marker-end-width="0.379cm" svg:stroke-linecap="butt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="none" fo:min-height="1.957cm"/>
      <style:paragraph-properties style:writing-mode="lr-tb"/>
    </style:style>
    <style:style style:name="gr9" style:family="graphic" style:parent-style-name="objectwithoutfill">
      <style:graphic-properties draw:stroke="dash" draw:stroke-dash="Dash_20__28_Rounded_29_" svg:stroke-width="0.053cm" svg:stroke-color="#666666" draw:marker-start-width="0.279cm" draw:marker-end="Extrémités_20_de_20_flèche_20_4" draw:marker-end-width="0.379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none" fo:min-height="0.654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9.236cm" fo:min-width="12.98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draw:fill="none" fo:min-height="2.295cm"/>
      <style:paragraph-properties style:writing-mode="lr-tb"/>
    </style:style>
    <style:style style:name="gr14" style:family="graphic" style:parent-style-name="objectwithoutfill">
      <style:graphic-properties svg:stroke-width="0.081cm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draw:stroke="none" draw:fill="none" fo:min-height="9.75cm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8.25cm"/>
      <style:paragraph-properties style:writing-mode="lr-tb"/>
    </style:style>
    <style:style style:name="gr17" style:family="graphic" style:parent-style-name="objectwithoutfill">
      <style:graphic-properties draw:stroke="dash" draw:stroke-dash="Dash_20__28_Rounded_29_" svg:stroke-width="0.081cm" svg:stroke-color="#666666" draw:marker-start-width="0.321cm" draw:marker-end="Extrémités_20_de_20_flèche_20_4" draw:marker-end-width="0.421cm" svg:stroke-linecap="round" draw:fill="none" draw:textarea-vertical-align="middle" fo:padding-top="0.165cm" fo:padding-bottom="0.165cm" fo:padding-left="0.29cm" fo:padding-right="0.2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9f8f4"/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Serif" fo:font-size="24pt" fo:language="en" fo:country="US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8" style:family="paragraph">
      <style:paragraph-properties fo:line-height="150%"/>
    </style:style>
    <style:style style:name="P9" style:family="paragraph">
      <loext:graphic-properties draw:fill="none"/>
      <style:paragraph-properties fo:line-height="150%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Serif" fo:font-size="40pt" fo:language="en" fo:country="US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15" style:family="paragraph">
      <loext:graphic-properties draw:fill="none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20pt" fo:letter-spacing="normal" fo:language="en" fo:country="US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66pt" fo:letter-spacing="normal" fo:language="en" fo:country="US" fo:font-style="normal" fo:text-shadow="none" style:text-underline-style="none" fo:font-weight="bold" style:letter-kerning="true" style:font-name-asian="DejaVu Sans2" style:font-size-asian="66pt" style:font-style-asian="normal" style:font-weight-asian="bold" style:font-name-complex="Lohit Devanagari" style:font-size-complex="6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7bc65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27622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54pt" fo:letter-spacing="normal" fo:language="en" fo:country="US" fo:font-style="normal" fo:text-shadow="none" style:text-underline-style="none" fo:font-weight="bold" style:letter-kerning="true" style:font-name-asian="DejaVu Sans2" style:font-size-asian="54pt" style:font-style-asian="normal" style:font-weight-asian="bold" style:font-name-complex="Lohit Devanagari" style:font-size-complex="5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16pt" fo:letter-spacing="normal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28pt" fo:letter-spacing="normal" fo:language="en" fo:country="US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2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2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77bc65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2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27622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2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2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9.619cm" svg:height="15.2cm" svg:x="1.881cm" svg:y="0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73.42455887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581cm" svg:height="1.784cm" svg:x="1.919cm" svg:y="2.716cm">
          <draw:text-box>
            <text:p text:style-name="P2"><text:span text:style-name="T1">Anticodon <text:s text:c="10"/>codon</text:span></text:p>
          </draw:text-box>
        </draw:frame>
        <draw:line draw:style-name="gr3" draw:text-style-name="P4" draw:layer="layout" svg:x1="5.862cm" svg:y1="4.521cm" svg:x2="8.173cm" svg:y2="4.521cm">
          <text:p/>
        </draw:line>
        <draw:frame draw:style-name="gr4" draw:text-style-name="P6" draw:layer="layout" svg:width="3.038cm" svg:height="10.941cm" svg:x="2.962cm" svg:y="4cm">
          <draw:text-box>
            <text:p><text:span text:style-name="T2">G</text:span><text:span text:style-name="T3"> N N</text:span></text:p>
            <text:p text:style-name="P5"><text:span text:style-name="T4"/></text:p>
            <text:p text:style-name="P5"><text:span text:style-name="T5">A</text:span><text:span text:style-name="T3"> N N</text:span></text:p>
            <text:p text:style-name="P5"><text:span text:style-name="T4"/></text:p>
            <text:p text:style-name="P5"><text:span text:style-name="T6">T</text:span><text:span text:style-name="T3"> N N</text:span></text:p>
            <text:p text:style-name="P5"><text:span text:style-name="T7"/></text:p>
            <text:p text:style-name="P5"><text:span text:style-name="T8">C</text:span><text:span text:style-name="T3"> N N</text:span></text:p>
          </draw:text-box>
        </draw:frame>
        <draw:frame draw:style-name="gr5" draw:text-style-name="P7" draw:layer="layout" svg:width="3.038cm" svg:height="10.941cm" svg:x="8.462cm" svg:y="4cm">
          <draw:text-box>
            <text:p text:style-name="P5"><text:span text:style-name="T3">N N </text:span><text:span text:style-name="T8">C</text:span></text:p>
            <text:p text:style-name="P5"><text:span text:style-name="T4"/></text:p>
            <text:p text:style-name="P5"><text:span text:style-name="T3">N N </text:span><text:span text:style-name="T6">T</text:span></text:p>
            <text:p text:style-name="P5"><text:span text:style-name="T4"/></text:p>
            <text:p text:style-name="P5"><text:span text:style-name="T3">N N </text:span><text:span text:style-name="T5">A</text:span></text:p>
            <text:p text:style-name="P5"><text:span text:style-name="T7"/></text:p>
            <text:p text:style-name="P5"><text:span text:style-name="T3">N N </text:span><text:span text:style-name="T2">G</text:span></text:p>
          </draw:text-box>
        </draw:frame>
        <draw:line draw:style-name="gr6" draw:text-style-name="P4" draw:layer="layout" svg:x1="5.885cm" svg:y1="4.5cm" svg:x2="8.173cm" svg:y2="7.214cm">
          <text:p/>
        </draw:line>
        <draw:line draw:style-name="gr3" draw:text-style-name="P4" draw:layer="layout" svg:x1="5.891cm" svg:y1="8.042cm" svg:x2="8.202cm" svg:y2="8.042cm">
          <text:p/>
        </draw:line>
        <draw:line draw:style-name="gr6" draw:text-style-name="P4" draw:layer="layout" svg:x1="5.885cm" svg:y1="8.042cm" svg:x2="8.173cm" svg:y2="10.756cm">
          <text:p/>
        </draw:line>
        <draw:line draw:style-name="gr6" draw:text-style-name="P4" draw:layer="layout" svg:x1="5.885cm" svg:y1="8.043cm" svg:x2="8.173cm" svg:y2="5.329cm">
          <text:p/>
        </draw:line>
        <draw:line draw:style-name="gr3" draw:text-style-name="P4" draw:layer="layout" svg:x1="5.862cm" svg:y1="11.357cm" svg:x2="8.173cm" svg:y2="11.357cm">
          <text:p/>
        </draw:line>
        <draw:line draw:style-name="gr6" draw:text-style-name="P4" draw:layer="layout" svg:x1="5.862cm" svg:y1="11.357cm" svg:x2="8.15cm" svg:y2="14.071cm">
          <text:p/>
        </draw:line>
        <draw:line draw:style-name="gr3" draw:text-style-name="P4" draw:layer="layout" svg:x1="5.881cm" svg:y1="14.5cm" svg:x2="8.192cm" svg:y2="14.5cm">
          <text:p/>
        </draw:line>
        <draw:line draw:style-name="gr7" draw:text-style-name="P4" draw:layer="layout" svg:x1="5.045cm" svg:y1="1.1cm" svg:x2="6.331cm" svg:y2="1.1cm">
          <text:p/>
        </draw:line>
        <draw:frame draw:style-name="gr8" draw:text-style-name="P9" draw:layer="layout" svg:width="4.455cm" svg:height="2.207cm" svg:x="6.545cm" svg:y="0.3cm">
          <draw:text-box>
            <text:p text:style-name="P8"><text:span text:style-name="T9">Watson-crick</text:span></text:p>
            <text:p text:style-name="P8"><text:span text:style-name="T9">Wobble</text:span></text:p>
          </draw:text-box>
        </draw:frame>
        <draw:line draw:style-name="gr9" draw:text-style-name="P4" draw:layer="layout" svg:x1="5.032cm" svg:y1="2cm" svg:x2="6.318cm" svg:y2="2cm">
          <text:p/>
        </draw:line>
        <draw:frame draw:style-name="gr10" draw:text-style-name="P10" draw:layer="layout" svg:width="2.619cm" svg:height="0.904cm" svg:x="2.5cm" svg:y="1cm">
          <draw:text-box>
            <text:p><text:span text:style-name="T9">Pairing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2" draw:text-style-name="P1" draw:layer="layout" svg:width="14cm" svg:height="10cm" svg:x="1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73.42455887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12.081cm" svg:height="2.545cm" svg:x="1.619cm" svg:y="2.716cm">
          <draw:text-box>
            <text:p text:style-name="P2"><text:span text:style-name="T10">Antic</text:span><text:span text:style-name="T10">odon <text:s/></text:span><text:span text:style-name="T10"><text:s text:c="9"/></text:span><text:span text:style-name="T10">codo</text:span><text:span text:style-name="T10">n</text:span></text:p>
          </draw:text-box>
        </draw:frame>
        <draw:line draw:style-name="gr14" draw:text-style-name="P14" draw:layer="layout" svg:x1="6.891cm" svg:y1="4.514cm" svg:x2="9.805cm" svg:y2="4.514cm">
          <text:p text:style-name="P13"><text:span text:style-name="T11"/></text:p>
        </draw:line>
        <draw:frame draw:style-name="gr15" draw:text-style-name="P15" draw:layer="layout" svg:width="3.831cm" svg:height="10cm" svg:x="3.234cm" svg:y="4cm">
          <draw:text-box>
            <text:p><text:span text:style-name="T12">G</text:span><text:span text:style-name="T13"> N </text:span><text:span text:style-name="T13">N</text:span></text:p>
            <text:p><text:span text:style-name="T13"/></text:p>
            <text:p text:style-name="P5"><text:span text:style-name="T14">A</text:span><text:span text:style-name="T13"> N </text:span><text:span text:style-name="T13">N</text:span></text:p>
            <text:p text:style-name="P5"><text:span text:style-name="T13"/></text:p>
            <text:p text:style-name="P5"><text:span text:style-name="T15">T</text:span><text:span text:style-name="T13"> N </text:span><text:span text:style-name="T13">N</text:span></text:p>
            <text:p text:style-name="P5"><text:span text:style-name="T13"/></text:p>
            <text:p text:style-name="P5"><text:span text:style-name="T16">C</text:span><text:span text:style-name="T13"> N </text:span><text:span text:style-name="T13">N</text:span></text:p>
          </draw:text-box>
        </draw:frame>
        <draw:frame draw:style-name="gr16" draw:text-style-name="P16" draw:layer="layout" svg:width="3.831cm" svg:height="8.5cm" svg:x="10.169cm" svg:y="4cm">
          <draw:text-box>
            <text:p text:style-name="P5"><text:span text:style-name="T13">N </text:span><text:span text:style-name="T13">N </text:span><text:span text:style-name="T16">C</text:span></text:p>
            <text:p text:style-name="P5"><text:span text:style-name="T16"/></text:p>
            <text:p text:style-name="P5"><text:span text:style-name="T13">N </text:span><text:span text:style-name="T13">N </text:span><text:span text:style-name="T15">T</text:span></text:p>
            <text:p text:style-name="P5"><text:span text:style-name="T15"/></text:p>
            <text:p text:style-name="P5"><text:span text:style-name="T13">N </text:span><text:span text:style-name="T13">N </text:span><text:span text:style-name="T14">A</text:span></text:p>
            <text:p text:style-name="P5"><text:span text:style-name="T14"/></text:p>
            <text:p text:style-name="P5"><text:span text:style-name="T13">N </text:span><text:span text:style-name="T13">N </text:span><text:span text:style-name="T12">G</text:span></text:p>
          </draw:text-box>
        </draw:frame>
        <draw:line draw:style-name="gr17" draw:text-style-name="P14" draw:layer="layout" svg:x1="6.92cm" svg:y1="4.5cm" svg:x2="9.805cm" svg:y2="6.361cm">
          <text:p text:style-name="P13"><text:span text:style-name="T11"/></text:p>
        </draw:line>
        <draw:line draw:style-name="gr14" draw:text-style-name="P14" draw:layer="layout" svg:x1="6.927cm" svg:y1="6.929cm" svg:x2="9.841cm" svg:y2="6.929cm">
          <text:p text:style-name="P13"><text:span text:style-name="T11"/></text:p>
        </draw:line>
        <draw:line draw:style-name="gr17" draw:text-style-name="P14" draw:layer="layout" svg:x1="6.92cm" svg:y1="6.929cm" svg:x2="9.805cm" svg:y2="8.79cm">
          <text:p text:style-name="P13"><text:span text:style-name="T11"/></text:p>
        </draw:line>
        <draw:line draw:style-name="gr17" draw:text-style-name="P14" draw:layer="layout" svg:x1="6.92cm" svg:y1="6.929cm" svg:x2="9.805cm" svg:y2="5.068cm">
          <text:p text:style-name="P13"><text:span text:style-name="T11"/></text:p>
        </draw:line>
        <draw:line draw:style-name="gr14" draw:text-style-name="P14" draw:layer="layout" svg:x1="6.891cm" svg:y1="9.202cm" svg:x2="9.805cm" svg:y2="9.202cm">
          <text:p text:style-name="P13"><text:span text:style-name="T11"/></text:p>
        </draw:line>
        <draw:line draw:style-name="gr17" draw:text-style-name="P14" draw:layer="layout" svg:x1="6.891cm" svg:y1="9.202cm" svg:x2="9.776cm" svg:y2="11.063cm">
          <text:p text:style-name="P13"><text:span text:style-name="T11"/></text:p>
        </draw:line>
        <draw:line draw:style-name="gr14" draw:text-style-name="P14" draw:layer="layout" svg:x1="6.915cm" svg:y1="11.357cm" svg:x2="9.829cm" svg:y2="11.357cm">
          <text:p text:style-name="P13"><text:span text:style-name="T11"/></text:p>
        </draw:line>
        <draw:line draw:style-name="gr7" draw:text-style-name="P4" draw:layer="layout" svg:x1="5.045cm" svg:y1="1.1cm" svg:x2="6.331cm" svg:y2="1.1cm">
          <text:p/>
        </draw:line>
        <draw:frame draw:style-name="gr8" draw:text-style-name="P9" draw:layer="layout" svg:width="4.455cm" svg:height="2.207cm" svg:x="6.545cm" svg:y="0.3cm">
          <draw:text-box>
            <text:p text:style-name="P8"><text:span text:style-name="T9">Watson-crick</text:span></text:p>
            <text:p text:style-name="P8"><text:span text:style-name="T9">Wobble</text:span></text:p>
          </draw:text-box>
        </draw:frame>
        <draw:line draw:style-name="gr9" draw:text-style-name="P4" draw:layer="layout" svg:x1="5.032cm" svg:y1="2cm" svg:x2="6.318cm" svg:y2="2cm">
          <text:p/>
        </draw:line>
        <draw:frame draw:style-name="gr10" draw:text-style-name="P10" draw:layer="layout" svg:width="2.619cm" svg:height="0.904cm" svg:x="2.5cm" svg:y="1cm">
          <draw:text-box>
            <text:p><text:span text:style-name="T9">Pairing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rif" svg:font-family="Serif" style:font-family-generic="roman"/>
    <style:font-face style:name="Serif1" svg:font-family="Serif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07T14:30:19.668699003</meta:creation-date>
    <dc:date>2023-10-04T15:17:38.831420442</dc:date>
    <meta:editing-duration>PT1H38M17S</meta:editing-duration>
    <meta:editing-cycles>30</meta:editing-cycles>
    <meta:generator>LibreOffice/7.3.7.2$Linux_X86_64 LibreOffice_project/30$Build-2</meta:generator>
    <meta:document-statistic meta:object-count="57"/>
  </office:meta>
</office:document-meta>
</file>